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cumentBuilder.getLocator( DocumentFactory factory ,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ocumentBuilder.getLocatorWithoutCheck( DocumentFactory factory , String webapp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DocumentBuilder.isDocument( DocumentFactory factory ,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DocumentBuilder.removeExtensions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ocumentBuilder.buildCanonicalUrl( DocumentFactory factory , DocumentLocator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ocumentBuilder.Default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DocumentBuilder.getLanguage( String urlWithoutSuf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DocumentBuilder.buildCanonicalDocumentUrl( DocumentFactory factory , Document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DocumentBuilder.getExtension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ocument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Builder.isValidDocumentName( String docu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